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2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6" style:family="table-cell" style:parent-style-name="Default" style:data-style-name="N20">
      <style:table-cell-properties fo:border="thin solid #000000" style:vertical-align="to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2" style:family="table-cell" style:parent-style-name="Default" style:data-style-name="N20">
      <style:table-cell-properties fo:border="thin solid #000000" style:vertical-align="top" fo:wrap-option="wrap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  <style:text-properties fo:font-size="22pt" style:font-size-asian="22pt" style:font-size-complex="22pt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747474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4041666666667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5.52979166666667cm"/>
    </style:style>
    <style:style style:name="co5" style:family="table-column">
      <style:table-column-properties fo:break-before="auto" style:column-width="6.72041666666667cm"/>
    </style:style>
    <style:style style:name="co6" style:family="table-column">
      <style:table-column-properties fo:break-before="auto" style:column-width="4.97416666666667cm"/>
    </style:style>
    <style:style style:name="co7" style:family="table-column">
      <style:table-column-properties fo:break-before="auto" style:column-width="6.93208333333333cm"/>
    </style:style>
    <style:style style:name="co8" style:family="table-column">
      <style:table-column-properties fo:break-before="auto" style:column-width="6.05895833333333cm"/>
    </style:style>
    <style:style style:name="co9" style:family="table-column">
      <style:table-column-properties fo:break-before="auto" style:column-width="3.94229166666667cm"/>
    </style:style>
    <style:style style:name="co10" style:family="table-column">
      <style:table-column-properties fo:break-before="auto" style:column-width="5.159375cm"/>
    </style:style>
    <style:style style:name="co11" style:family="table-column">
      <style:table-column-properties fo:break-before="auto" style:column-width="1.37583333333333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9.25pt" style:use-optimal-row-height="tru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166.5pt" style:use-optimal-row-height="false" fo:break-before="auto"/>
    </style:style>
    <style:style style:name="ro5" style:family="table-row">
      <style:table-row-properties style:row-height="108pt" style:use-optimal-row-height="false" fo:break-before="auto"/>
    </style:style>
    <style:style style:name="ro6" style:family="table-row">
      <style:table-row-properties style:row-height="99.75pt" style:use-optimal-row-height="false" fo:break-before="auto"/>
    </style:style>
    <style:style style:name="ro7" style:family="table-row">
      <style:table-row-properties style:row-height="124.5pt" style:use-optimal-row-height="false" fo:break-before="auto"/>
    </style:style>
    <style:style style:name="ro8" style:family="table-row">
      <style:table-row-properties style:row-height="123pt" style:use-optimal-row-height="false" fo:break-before="auto"/>
    </style:style>
    <style:style style:name="ro9" style:family="table-row">
      <style:table-row-properties style:row-height="91.5pt" style:use-optimal-row-height="false" fo:break-before="auto"/>
    </style:style>
    <style:style style:name="ro10" style:family="table-row">
      <style:table-row-properties style:row-height="153.75pt" style:use-optimal-row-height="false" fo:break-before="auto"/>
    </style:style>
    <style:style style:name="ro11" style:family="table-row">
      <style:table-row-properties style:row-height="62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9" table:default-cell-style-name="ce1"/>
        <table:table-column table:style-name="co12" table:number-columns-repeated="16355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9" table:number-rows-spanned="1" table:style-name="ce13">
            <text:p>Test Log</text:p>
          </table:table-cell>
          <table:covered-table-cell table:number-columns-repeated="8"/>
          <table:table-cell table:number-columns-repeated="16374"/>
        </table:table-row>
        <table:table-row table:style-name="ro3">
          <table:table-cell/>
          <table:table-cell office:value-type="string" table:style-name="ce2">
            <text:p>Date</text:p>
          </table:table-cell>
          <table:table-cell office:value-type="string" table:style-name="ce2">
            <text:p>Test case #</text:p>
          </table:table-cell>
          <table:table-cell office:value-type="string" table:style-name="ce2">
            <text:p>Test case description</text:p>
          </table:table-cell>
          <table:table-cell office:value-type="string" table:style-name="ce2">
            <text:p>Test Data</text:p>
          </table:table-cell>
          <table:table-cell office:value-type="string" table:style-name="ce2">
            <text:p>Preconditions</text:p>
          </table:table-cell>
          <table:table-cell office:value-type="string" table:style-name="ce2">
            <text:p>Steps to execute</text:p>
          </table:table-cell>
          <table:table-cell office:value-type="string" table:style-name="ce2">
            <text:p>Expected result<text:s/></text:p>
          </table:table-cell>
          <table:table-cell office:value-type="string" table:style-name="ce2">
            <text:p>Result</text:p>
          </table:table-cell>
          <table:table-cell office:value-type="string" table:style-name="ce2">
            <text:p>Comments</text:p>
          </table:table-cell>
          <table:table-cell table:number-columns-repeated="16374"/>
        </table:table-row>
        <table:table-row table:style-name="ro4">
          <table:table-cell/>
          <table:table-cell office:value-type="date" office:date-value="2024-11-05T00:00:00" table:style-name="ce3">
            <text:p>05-Nov-24</text:p>
          </table:table-cell>
          <table:table-cell office:value-type="string" table:style-name="ce4">
            <text:p>TC_001</text:p>
          </table:table-cell>
          <table:table-cell office:value-type="string" table:style-name="ce5">
            <text:p>Ensuring the local email</text:p>
            <text:p><text:s/>server setup (MailHog) is functioning correctly</text:p>
          </table:table-cell>
          <table:table-cell office:value-type="string" table:style-name="ce5">
            <text:p><text:span text:style-name="T2">Sender:</text:span><text:s/>sender@example.com</text:p>
            <text:p><text:span text:style-name="T2">Recipient:</text:span><text:s/>recipient@example.com</text:p>
            <text:p><text:span text:style-name="T2">Subject</text:span>: Hello from Flask-Mail</text:p>
            <text:p><text:span text:style-name="T2">Body</text:span>: This is a test email sent from a Flask application</text:p>
            <text:p><text:span text:style-name="T2">HTML Body:</text:span><text:s/>&lt;h1&gt;This is <text:s/>HTML v. of email&lt;/h1&gt;</text:p>
          </table:table-cell>
          <table:table-cell office:value-type="string" table:style-name="ce5">
            <text:p>1. MailHog is running <text:s/>and accessuble on localhost:1025.</text:p>
            <text:p/>
            <text:p>2. Flask app is configured to use localhost:1025 as the SMTP server.</text:p>
          </table:table-cell>
          <table:table-cell office:value-type="string" table:style-name="ce5">
            <text:p>1. Run mailhog in docker</text:p>
            <text:p>2. verify is accesible</text:p>
            <text:p>3. Run Flask app</text:p>
            <text:p>4. Send test email,<text:s/></text:p>
            <text:p>use endpoint /send_email</text:p>
            <text:p>5.Open localhost:8025 and</text:p>
            <text:p>confirm email sent from flask appears in inbox.</text:p>
          </table:table-cell>
          <table:table-cell office:value-type="string" table:style-name="ce5">
            <text:p>1. Email sent from Flask</text:p>
            <text:p>should appear in MailHog</text:p>
            <text:p>inbox.</text:p>
            <text:p>2. All details should<text:s/></text:p>
            <text:p>correctly display in MailHog</text:p>
            <text:p>3. No errors should occur in<text:s/></text:p>
            <text:p>either Flask or MailHog interface</text:p>
          </table:table-cell>
          <table:table-cell office:value-type="string" table:style-name="ce5">
            <text:p>PASS</text:p>
          </table:table-cell>
          <table:table-cell table:style-name="ce4"/>
          <table:table-cell table:number-columns-repeated="16374"/>
        </table:table-row>
        <table:table-row table:style-name="ro5">
          <table:table-cell/>
          <table:table-cell office:value-type="date" office:date-value="2024-11-11T00:00:00" table:style-name="ce6">
            <text:p>11-Nov-24</text:p>
          </table:table-cell>
          <table:table-cell office:value-type="string" table:style-name="ce4">
            <text:p>TC_002.1</text:p>
          </table:table-cell>
          <table:table-cell office:value-type="string" table:style-name="ce7">
            <text:p>Confirm emails table exists in emails.db SQLite database and has the expected structure.</text:p>
          </table:table-cell>
          <table:table-cell office:value-type="string" table:style-name="ce8">
            <text:p>database:<text:s/><text:span text:style-name="T1">file:emails.db<text:s/></text:span></text:p>
          </table:table-cell>
          <table:table-cell office:value-type="string" table:style-name="ce9">
            <text:p>Database setup has been ran once.</text:p>
          </table:table-cell>
          <table:table-cell office:value-type="string" table:style-name="ce9">
            <text:p>1. Run Script to check strucutre of emails table.</text:p>
            <text:p>2. Query PRAGMA table_info(emails); to fetch column names/types.<text:s/></text:p>
            <text:p>3. manually verify each column name and type.</text:p>
          </table:table-cell>
          <table:table-cell office:value-type="string" table:style-name="ce9">
            <text:p>emails table should have columns: id (INT), subject (TEXT),<text:s/></text:p>
            <text:p>sender (TEXT), recipient(TEXT),</text:p>
            <text:p>body(TEXT), category(TEXT).</text:p>
          </table:table-cell>
          <table:table-cell office:value-type="string" table:style-name="ce9">
            <text:p>PASS</text:p>
          </table:table-cell>
          <table:table-cell table:style-name="ce10"/>
          <table:table-cell table:number-columns-repeated="16374"/>
        </table:table-row>
        <table:table-row table:style-name="ro6">
          <table:table-cell/>
          <table:table-cell office:value-type="date" office:date-value="2024-11-11T00:00:00" table:style-name="ce6">
            <text:p>11-Nov-24</text:p>
          </table:table-cell>
          <table:table-cell office:value-type="string" table:style-name="ce4">
            <text:p>TC_002.2</text:p>
          </table:table-cell>
          <table:table-cell office:value-type="string" table:style-name="ce9">
            <text:p>Verify <text:s/>running generate_emails.py</text:p>
            <text:p><text:s/>populates the db with<text:s/></text:p>
            <text:p>basic email data across</text:p>
            <text:p><text:s/>categories (regular, phishing, spam).</text:p>
          </table:table-cell>
          <table:table-cell office:value-type="string" table:style-name="ce10">
            <text:p><text:span text:style-name="T2">script:<text:s/></text:span>generate_emails.py</text:p>
          </table:table-cell>
          <table:table-cell office:value-type="string" table:style-name="ce9">
            <text:p>emails.db database <text:s/>been set up<text:s/></text:p>
            <text:p>and table structure verified.</text:p>
          </table:table-cell>
          <table:table-cell office:value-type="string" table:style-name="ce9">
            <text:p>1. Run generate_emails.py.</text:p>
            <text:p>2. Query emails table for any entries (e.g., SELECT * FROM emails LIMIT 5;).</text:p>
            <text:p>3. Manually inspect a few rows in the db for email content.</text:p>
          </table:table-cell>
          <table:table-cell office:value-type="string" table:style-name="ce9">
            <text:p>emails table should have</text:p>
            <text:p><text:s/>populated rows with data in<text:s/></text:p>
            <text:p>columns: subject, sender, recipient, body, category.</text:p>
            <text:p><text:s/>Categories should include regular, phishing, spam.</text:p>
          </table:table-cell>
          <table:table-cell office:value-type="string" table:style-name="ce9">
            <text:p>PASS</text:p>
          </table:table-cell>
          <table:table-cell table:style-name="ce10"/>
          <table:table-cell table:number-columns-repeated="16374"/>
        </table:table-row>
        <table:table-row table:style-name="ro7">
          <table:table-cell/>
          <table:table-cell office:value-type="date" office:date-value="2024-11-11T00:00:00" table:style-name="ce6">
            <text:p>11-Nov-24</text:p>
          </table:table-cell>
          <table:table-cell office:value-type="string" table:style-name="ce4">
            <text:p>TC_002.3</text:p>
          </table:table-cell>
          <table:table-cell office:value-type="string" table:style-name="ce9">
            <text:p>Ensure conversation_generator.py</text:p>
            <text:p><text:s/>generates simulated conversations and<text:s/></text:p>
            <text:p>categorises them as<text:s/></text:p>
            <text:p>family_friends, work, and phishing.</text:p>
          </table:table-cell>
          <table:table-cell office:value-type="string" table:style-name="ce10">
            <text:p><text:span text:style-name="T2">script:</text:span><text:s/>conversation_generator.py</text:p>
          </table:table-cell>
          <table:table-cell office:value-type="string" table:style-name="ce9">
            <text:p>emails.db database exists, and</text:p>
            <text:p><text:s/>generate_emails.py has been<text:s/></text:p>
            <text:p>successfully ran.</text:p>
          </table:table-cell>
          <table:table-cell office:value-type="string" table:style-name="ce9">
            <text:p>1. Run conversation_generator.py.</text:p>
            <text:p>2. Query emails table with SELECT category, COUNT(*) FROM emails GROUP BY category;.</text:p>
            <text:p>3. Check each category (family_friends, work, phishing) has entries in the table.</text:p>
          </table:table-cell>
          <table:table-cell office:value-type="string" table:style-name="ce9">
            <text:p><text:s/>emails table should contain multiple<text:s/></text:p>
            <text:p>rows for each category:<text:s/></text:p>
            <text:p>family_friends, work, and phishing.</text:p>
          </table:table-cell>
          <table:table-cell office:value-type="string" table:style-name="ce9">
            <text:p>PASS</text:p>
          </table:table-cell>
          <table:table-cell table:style-name="ce9"/>
          <table:table-cell table:number-columns-repeated="16374"/>
        </table:table-row>
        <table:table-row table:style-name="ro8">
          <table:table-cell/>
          <table:table-cell office:value-type="date" office:date-value="2024-11-11T00:00:00" table:style-name="ce6">
            <text:p>11-Nov-24</text:p>
          </table:table-cell>
          <table:table-cell office:value-type="string" table:style-name="ce4">
            <text:p>TC_002.4</text:p>
          </table:table-cell>
          <table:table-cell office:value-type="string" table:style-name="ce9">
            <text:p>Inspect sample email content to</text:p>
            <text:p><text:s/>verify templates have been applied correctly in each category<text:s/></text:p>
            <text:p>(i.e., subject, sender, recipient,</text:p>
            <text:p><text:s/>body align with the specified format).</text:p>
          </table:table-cell>
          <table:table-cell office:value-type="string" table:style-name="ce9">
            <text:p>Manually generated sample<text:s/></text:p>
            <text:p>emails in emails.db</text:p>
          </table:table-cell>
          <table:table-cell office:value-type="string" table:style-name="ce9">
            <text:p>generate_emails.py and<text:s/></text:p>
            <text:p>conversation_generator.py xhave been run.</text:p>
          </table:table-cell>
          <table:table-cell office:value-type="string" table:style-name="ce9">
            <text:p>1. Query SELECT subject, sender, recipient, body, category FROM emails ORDER BY RANDOM() LIMIT 5;.</text:p>
            <text:p>2. Inspect subject, sender, recipient, body, and category fields for correctness based on template specifications.</text:p>
          </table:table-cell>
          <table:table-cell office:value-type="string" table:style-name="ce9">
            <text:p>emails table should contain<text:s/></text:p>
            <text:p>multiple rows for each category:<text:s/></text:p>
            <text:p>family_friends, work, and phishing.</text:p>
          </table:table-cell>
          <table:table-cell office:value-type="string" table:style-name="ce10">
            <text:p>PASS</text:p>
          </table:table-cell>
          <table:table-cell office:value-type="string" table:style-name="ce9">
            <text:p>Conversations don't always<text:s/></text:p>
            <text:p>make sense. Must troubleshoot before ML training</text:p>
          </table:table-cell>
          <table:table-cell table:number-columns-repeated="16374"/>
        </table:table-row>
        <table:table-row table:style-name="ro9">
          <table:table-cell/>
          <table:table-cell office:value-type="date" office:date-value="2024-11-11T00:00:00" table:style-name="ce6">
            <text:p>11-Nov-24</text:p>
          </table:table-cell>
          <table:table-cell office:value-type="string" table:style-name="ce4">
            <text:p>TC_002.5</text:p>
          </table:table-cell>
          <table:table-cell office:value-type="string" table:style-name="ce9">
            <text:p><text:s/>Confirm Flask app’s /send_random_email</text:p>
            <text:p><text:s/>endpoint retrieves an email from db<text:s/></text:p>
            <text:p>and prepares it for sending via MailHog.</text:p>
          </table:table-cell>
          <table:table-cell office:value-type="string" table:style-name="ce11">
            <text:p>Flask app, MailHog setup</text:p>
          </table:table-cell>
          <table:table-cell office:value-type="string" table:style-name="ce9">
            <text:p>MailHog installed/ running,<text:s/></text:p>
            <text:p><text:s/>app.py is configured with</text:p>
            <text:p><text:s/>Flask-Mail settings.</text:p>
          </table:table-cell>
          <table:table-cell office:value-type="string" table:style-name="ce9">
            <text:p>1. Run flask run in the terminal.</text:p>
            <text:p>2. Access</text:p>
            <text:p><text:s/>http://127.0.0.1:5000/send_random_email<text:s/></text:p>
            <text:p>in browser.</text:p>
            <text:p>3. Open MailHog’s web interface and check the email log.</text:p>
          </table:table-cell>
          <table:table-cell office:value-type="string" table:style-name="ce9">
            <text:p><text:s/>email sent through MailHog with</text:p>
            <text:p><text:s/>expected subject, sender, recipient,<text:s/></text:p>
            <text:p>and body pulled from db. Browser</text:p>
            <text:p><text:s/>should display a success message.</text:p>
            <text:p/>
          </table:table-cell>
          <table:table-cell office:value-type="string" table:style-name="ce10">
            <text:p>PASS</text:p>
          </table:table-cell>
          <table:table-cell table:style-name="ce9"/>
          <table:table-cell table:number-columns-repeated="16374"/>
        </table:table-row>
        <table:table-row table:style-name="ro10">
          <table:table-cell/>
          <table:table-cell office:value-type="string" table:style-name="ce12">
            <text:p><text:span text:style-name="T3">12/11/2024</text:span><text:span text:style-name="T3"/></text:p>
            <text:p>16/15/2024</text:p>
          </table:table-cell>
          <table:table-cell office:value-type="string" table:style-name="ce4">
            <text:p>TC_002.6</text:p>
          </table:table-cell>
          <table:table-cell office:value-type="string" table:style-name="ce9">
            <text:p>Confirm generated emails have</text:p>
            <text:p>varied language styles based on</text:p>
            <text:p>different contact type.</text:p>
          </table:table-cell>
          <table:table-cell office:value-type="string" table:style-name="ce9">
            <text:p>Emails generated by generate_emails.py /conversation_generator.py</text:p>
            <text:p>SQLite db emails.db with populated<text:s/></text:p>
            <text:p>email data</text:p>
          </table:table-cell>
          <table:table-cell office:value-type="string" table:style-name="ce9">
            <text:p>generate_emails.py and<text:s/></text:p>
            <text:p>conversation_generator.pyxhave been run with emails across categories.<text:s/></text:p>
            <text:p>The emails.db database has been verified to contain data in the emails table.</text:p>
          </table:table-cell>
          <table:table-cell office:value-type="string" table:style-name="ce9">
            <text:p>1. Access the Database: sqlite3 emails.db</text:p>
            <text:p>2. Query sample emails</text:p>
            <text:p>3. Inspect the style of the langauge.</text:p>
            <text:p>4. record several examples to demonstrate different language styles.<text:s/></text:p>
            <text:p>Note anomalies or emails that do not meet expected tone for their category .</text:p>
          </table:table-cell>
          <table:table-cell office:value-type="string" table:style-name="ce9">
            <text:p>Family/Friends: Emails should be friendly personal, and conversational.</text:p>
            <text:p>Work: Emails should be formal, professional, and relevant to a work context.</text:p>
            <text:p>Phishing: Emails should be urgent or alert, potentially with a call-to-action or warning.</text:p>
          </table:table-cell>
          <table:table-cell office:value-type="string" table:style-name="ce10">
            <text:p>PASS</text:p>
          </table:table-cell>
          <table:table-cell table:style-name="ce10"/>
          <table:table-cell table:number-columns-repeated="16374"/>
        </table:table-row>
        <table:table-row table:style-name="ro11">
          <table:table-cell/>
          <table:table-cell office:value-type="date" office:date-value="1900-01-01T00:00:00" table:style-name="ce6">
            <text:p>01-Jan-00</text:p>
          </table:table-cell>
          <table:table-cell office:value-type="string" table:style-name="ce4">
            <text:p>TC_008</text:p>
          </table:table-cell>
          <table:table-cell table:number-columns-repeated="7" table:style-name="ce10"/>
          <table:table-cell table:number-columns-repeated="16374"/>
        </table:table-row>
        <table:table-row table:style-name="ro11">
          <table:table-cell/>
          <table:table-cell table:style-name="ce6"/>
          <table:table-cell office:value-type="string" table:style-name="ce4">
            <text:p>TC_009</text:p>
          </table:table-cell>
          <table:table-cell table:number-columns-repeated="7" table:style-name="ce10"/>
          <table:table-cell table:number-columns-repeated="16374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Aeon Flux</meta:initial-creator>
    <dc:creator>Aeon Flux</dc:creator>
    <meta:creation-date>2024-11-10T11:42:54Z</meta:creation-date>
    <dc:date>2024-11-19T15:41:42Z</dc:date>
  </office:meta>
</office:document-meta>
</file>